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teralFragment.LiteralFragment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Fragm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Fragment.getPreparedStatementText( ControlBeanContext context , Method m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